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minology</text:p>
      <text:p text:style-name="Standard">Coverage Criterion - <text:s text:c="14"/></text:p>
      <text:p text:style-name="Standard"/>
      <text:p text:style-name="Standard">Coverage Level -</text:p>
      <text:p text:style-name="Standard"/>
      <text:p text:style-name="Standard">Criteria Subsumption-</text:p>
      <text:p text:style-name="Standard"/>
      <text:p text:style-name="Standard">Debugging – process of finding a fault given a failure - </text:p>
      <text:p text:style-name="Standard"/>
      <text:p text:style-name="Standard">Expected Result - </text:p>
      <text:p text:style-name="Standard"/>
      <text:p text:style-name="Standard">Infeasible Tests - a test where the test requirements cannot be solved</text:p>
      <text:p text:style-name="Standard"/>
      <text:p text:style-name="Standard">Software Controllability – How easy it is for the programmer to enter data to check for errors, control <text:tab/>behavior for testing</text:p>
      <text:p text:style-name="Standard"/>
      <text:p text:style-name="Standard">Software Error – incorrect internal state the results from a software fault</text:p>
      <text:p text:style-name="Standard"/>
      <text:p text:style-name="Standard">Software Failure - External errors with respect to the behavior of the program not meeting the specifications outline for it</text:p>
      <text:p text:style-name="Standard"/>
      <text:p text:style-name="Standard">Software Observability – How easy it is to observe errors happening</text:p>
      <text:p text:style-name="Standard"/>
      <text:p text:style-name="Standard">Software Fault – A static error in a piece of software</text:p>
      <text:p text:style-name="Standard"/>
      <text:p text:style-name="Standard">Test Case - A situation given to the software meant to target a certain test requirement </text:p>
      <text:p text:style-name="Standard"/>
      <text:p text:style-name="Standard">Test Requirement – specific things that must be covered during testing.</text:p>
      <text:p text:style-name="Standard"/>
      <text:p text:style-name="Standard">Validation – the process of evaluating software at the end of software development to ensure compliance with the intended usage</text:p>
      <text:p text:style-name="Standard"/>
      <text:p text:style-name="Standard">Verification - checking to see whether the products of a phase of development meet the requirements of outlined in previous phases of development</text:p>
      <text:p text:style-name="Standard"><text:span text:style-name="T1"/></text:p>
      <text:p text:style-name="Standard"><text:span text:style-name="T1">Concepts</text:span></text:p>
      <text:p text:style-name="Standard">All-Defs</text:p>
      <text:p text:style-name="Standard">All-Uses</text:p>
      <text:p text:style-name="Standard">All-du-paths</text:p>
      <text:p text:style-name="Standard">DU-Pairs</text:p>
      <text:p text:style-name="Standard"><text:soft-page-break/>DU-Paths</text:p>
      <text:p text:style-name="Standard">Detours</text:p>
      <text:p text:style-name="Standard">Edge Coverage</text:p>
      <text:p text:style-name="Standard">Edge-Pair Coverage</text:p>
      <text:p text:style-name="Standard">Node Coverage</text:p>
      <text:p text:style-name="Standard">Prime Path Coverage</text:p>
      <text:p text:style-name="Standard">Prime Paths</text:p>
      <text:p text:style-name="Standard">Semantic Reach-ability</text:p>
      <text:p text:style-name="Standard">Side-trips</text:p>
      <text:p text:style-name="Standard">Simple Paths</text:p>
      <text:p text:style-name="Standard">Syntactic Reach-ability</text:p>
      <text:p text:style-name="Standard">Test Path</text:p>
      <text:p text:style-name="Standard">Touring</text:p>
      <text:p text:style-name="Standard">Limits of testing</text:p>
      <text:p text:style-name="Standard">Fault/Failure Model</text:p>
      <text:p text:style-name="P1"/>
      <text:p text:style-name="P1">Skills</text:p>
      <text:p text:style-name="Standard">Be able to:</text:p>
      <text:p text:style-name="Standard"><text:s text:c="4"/>• Draw a control flow graph</text:p>
      <text:p text:style-name="Standard"><text:s text:c="4"/>• Identify du-pairs using (algorithm supplied)</text:p>
      <text:p text:style-name="Standard"><text:s text:c="4"/>• Identify prime-paths, simple-paths, side-trips, and detours</text:p>
      <text:p text:style-name="Standard"><text:s text:c="4"/>• Derive test requirements for various criteria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lex Hortin</meta:initial-creator>
    <meta:creation-date>2008-10-16T18:04:29</meta:creation-date>
    <dc:creator>Alex Hortin</dc:creator>
    <dc:date>2008-10-16T19:15:10</dc:date>
    <meta:editing-cycles>9</meta:editing-cycles>
    <meta:editing-duration>PT55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239" meta:character-count="1591"/>
  </office:meta>
</office:document-meta>
</file>